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6cm" fo:min-width="14.65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157cm" svg:height="7.61cm" svg:x="3.142cm" svg:y="5.815cm">
          <text:p text:style-name="P1">Teleko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Apel</meta:initial-creator>
    <meta:creation-date>2017-11-11T12:43:07.415173714</meta:creation-date>
    <dc:date>2017-11-11T15:49:14.968952857</dc:date>
    <dc:creator>Dieter Apel</dc:creator>
    <meta:editing-duration>PT2M42S</meta:editing-duration>
    <meta:editing-cycles>2</meta:editing-cycles>
    <meta:generator>LibreOffice/5.1.6.2$Linux_x86 LibreOffice_project/10m0$Build-2</meta:generator>
    <meta:document-statistic meta:object-count="1"/>
  </office:meta>
</office:document-meta>
</file>